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den Licastro and Trent Dale</text:p>
      <text:p text:style-name="Standard">CMPSC370 – Professor Roos</text:p>
      <text:p text:style-name="Standard">Lab 2</text:p>
      <text:p text:style-name="Standard">02042012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2-02-04T16:19:51</meta:creation-date>
    <dc:date>2012-02-04T16:45:11</dc:date>
    <dc:creator>Braden Licastro</dc:creator>
    <meta:editing-duration>PT00H10M0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4" meta:word-count="12" meta:character-count="68"/>
  </office:meta>
</office:document-meta>
</file>